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165" officeooo:paragraph-rsid="00026165"/>
    </style:style>
    <style:style style:name="P2" style:family="paragraph" style:parent-style-name="Standard">
      <style:text-properties officeooo:rsid="000ad352" officeooo:paragraph-rsid="000ad352"/>
    </style:style>
    <style:style style:name="P3" style:family="paragraph" style:parent-style-name="Standard">
      <style:text-properties officeooo:rsid="000ad352" officeooo:paragraph-rsid="00a82bb3"/>
    </style:style>
    <style:style style:name="P4" style:family="paragraph" style:parent-style-name="Standard">
      <style:text-properties fo:font-weight="normal" officeooo:rsid="00429eba" officeooo:paragraph-rsid="00429eba" style:font-weight-asian="normal" style:font-weight-complex="normal"/>
    </style:style>
    <style:style style:name="P5" style:family="paragraph" style:parent-style-name="Standard">
      <style:text-properties fo:font-weight="normal" officeooo:rsid="00429eba" officeooo:paragraph-rsid="004f97d9" style:font-weight-asian="normal" style:font-weight-complex="normal"/>
    </style:style>
    <style:style style:name="P6" style:family="paragraph" style:parent-style-name="Standard">
      <style:text-properties fo:font-weight="normal" officeooo:rsid="00429eba" officeooo:paragraph-rsid="00512d12" style:font-weight-asian="normal" style:font-weight-complex="normal"/>
    </style:style>
    <style:style style:name="P7" style:family="paragraph" style:parent-style-name="Standard">
      <style:text-properties fo:font-weight="normal" officeooo:rsid="00429eba" officeooo:paragraph-rsid="00524487" style:font-weight-asian="normal" style:font-weight-complex="normal"/>
    </style:style>
    <style:style style:name="P8" style:family="paragraph" style:parent-style-name="Standard">
      <style:text-properties fo:font-weight="normal" officeooo:rsid="00429eba" officeooo:paragraph-rsid="0055ccfe" style:font-weight-asian="normal" style:font-weight-complex="normal"/>
    </style:style>
    <style:style style:name="P9" style:family="paragraph" style:parent-style-name="Standard">
      <style:text-properties fo:font-weight="normal" officeooo:rsid="006cf953" officeooo:paragraph-rsid="006ee7a5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fo:font-weight="normal" officeooo:rsid="006cf953" officeooo:paragraph-rsid="006ee7a5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2.401cm" fo:margin-right="0cm" fo:text-indent="0cm" style:auto-text-indent="false" style:page-number="auto" fo:background-color="transparent"/>
      <style:text-properties fo:font-weight="normal" officeooo:rsid="006cf953" officeooo:paragraph-rsid="006ee7a5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  <style:text-properties fo:font-weight="normal" officeooo:rsid="006cf953" officeooo:paragraph-rsid="006ee7a5" style:font-weight-asian="normal" style:font-weight-complex="normal"/>
    </style:style>
    <style:style style:name="P13" style:family="paragraph" style:parent-style-name="Standard">
      <style:text-properties fo:font-weight="normal" officeooo:rsid="006f248f" officeooo:paragraph-rsid="006f248f" style:font-weight-asian="normal" style:font-weight-complex="normal"/>
    </style:style>
    <style:style style:name="P14" style:family="paragraph" style:parent-style-name="Standard">
      <style:text-properties fo:font-weight="normal" officeooo:rsid="00744a4e" officeooo:paragraph-rsid="00744a4e" style:font-weight-asian="normal" style:font-weight-complex="normal"/>
    </style:style>
    <style:style style:name="P15" style:family="paragraph" style:parent-style-name="Standard">
      <style:text-properties fo:font-weight="normal" officeooo:rsid="000b8cdc" officeooo:paragraph-rsid="00a82bb3" style:font-weight-asian="normal" style:font-weight-complex="normal"/>
    </style:style>
    <style:style style:name="P16" style:family="paragraph" style:parent-style-name="Standard">
      <style:text-properties officeooo:rsid="001d9be0" officeooo:paragraph-rsid="00a82bb3"/>
    </style:style>
    <style:style style:name="P17" style:family="paragraph" style:parent-style-name="Standard">
      <style:text-properties officeooo:rsid="002a7483" officeooo:paragraph-rsid="00a82bb3"/>
    </style:style>
    <style:style style:name="P18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officeooo:rsid="002a7483" officeooo:paragraph-rsid="00a82bb3"/>
    </style:style>
    <style:style style:name="P19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officeooo:rsid="002a7483" officeooo:paragraph-rsid="00a82bb3"/>
    </style:style>
    <style:style style:name="P20" style:family="paragraph" style:parent-style-name="Standard">
      <style:text-properties fo:font-weight="bold" officeooo:rsid="00026165" officeooo:paragraph-rsid="00026165" style:font-weight-asian="bold" style:font-weight-complex="bold"/>
    </style:style>
    <style:style style:name="P21" style:family="paragraph" style:parent-style-name="Standard">
      <style:text-properties fo:font-weight="bold" officeooo:rsid="00422c95" officeooo:paragraph-rsid="00422c95" style:font-weight-asian="bold" style:font-weight-complex="bold"/>
    </style:style>
    <style:style style:name="P22" style:family="paragraph" style:parent-style-name="Standard">
      <style:text-properties fo:font-weight="bold" officeooo:rsid="0057d8c9" officeooo:paragraph-rsid="0057d8c9" style:font-weight-asian="bold" style:font-weight-complex="bold"/>
    </style:style>
    <style:style style:name="P23" style:family="paragraph" style:parent-style-name="Standard">
      <style:text-properties fo:font-weight="bold" officeooo:rsid="00670a99" officeooo:paragraph-rsid="00670a99" style:font-weight-asian="bold" style:font-weight-complex="bold"/>
    </style:style>
    <style:style style:name="P24" style:family="paragraph" style:parent-style-name="Standard">
      <style:text-properties fo:font-style="italic" fo:font-weight="normal" officeooo:rsid="00429eba" officeooo:paragraph-rsid="004f97d9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429eba" officeooo:paragraph-rsid="00512d12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429eba" officeooo:paragraph-rsid="00524487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429eba" officeooo:paragraph-rsid="0055ccfe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670a99" officeooo:paragraph-rsid="006ba540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0ea14" officeooo:paragraph-rsid="0088b129" style:font-style-asian="italic" style:font-weight-asian="normal" style:font-style-complex="italic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3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744a4e" officeooo:paragraph-rsid="0086b5e0" style:font-style-asian="italic" style:font-weight-asian="normal" style:font-style-complex="italic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/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indent="1.9cm" style:auto-text-indent="false" fo:background-color="transparent"/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1.9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8c8ff" officeooo:paragraph-rsid="008c72e3" style:font-style-asian="italic" style:font-weight-asian="normal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a51d39" style:font-style-asian="italic" style:font-weight-asian="normal" style:font-style-complex="italic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.508cm"/>
          <style:tab-stop style:position="1.588cm"/>
          <style:tab-stop style:position="2.09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48" style:family="paragraph" style:parent-style-name="Standard">
      <loext:graphic-properties draw:fill="none"/>
      <style:paragraph-properties fo:margin-left="1.6cm" fo:margin-right="0cm" fo:text-indent="0cm" style:auto-text-indent="false" fo:background-color="transparent">
        <style:tab-stops>
          <style:tab-stop style:position="1.508cm"/>
          <style:tab-stop style:position="1.588cm"/>
          <style:tab-stop style:position="2.09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officeooo:paragraph-rsid="00512d12"/>
    </style:style>
    <style:style style:name="P50" style:family="paragraph" style:parent-style-name="Standard" style:list-style-name="L1">
      <style:text-properties fo:font-weight="normal" officeooo:rsid="00429eba" officeooo:paragraph-rsid="00429eba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429eba" officeooo:paragraph-rsid="00455935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429eba" officeooo:paragraph-rsid="00474318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429eba" officeooo:paragraph-rsid="004b85ed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429eba" officeooo:paragraph-rsid="004cc303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429eba" officeooo:paragraph-rsid="004d2bc7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429eba" officeooo:paragraph-rsid="004f97d9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429eba" officeooo:paragraph-rsid="00524487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429eba" officeooo:paragraph-rsid="0055ccfe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429eba" officeooo:paragraph-rsid="00455935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429eba" officeooo:paragraph-rsid="00455935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429eba" officeooo:paragraph-rsid="0047dba9" style:font-weight-asian="normal" style:font-weight-complex="normal"/>
    </style:style>
    <style:style style:name="P62" style:family="paragraph" style:parent-style-name="Standard" style:list-style-name="L4">
      <style:text-properties fo:font-weight="normal" officeooo:rsid="00429eba" officeooo:paragraph-rsid="00455935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0670a99" officeooo:paragraph-rsid="00a82bb3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0670a99" officeooo:paragraph-rsid="00670a99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070ea14" officeooo:paragraph-rsid="0070ea14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072979f" officeooo:paragraph-rsid="0072979f" style:font-weight-asian="normal" style:font-weight-complex="normal"/>
    </style:style>
    <style:style style:name="P67" style:family="paragraph" style:parent-style-name="Standard" style:list-style-name="L8">
      <style:text-properties fo:font-weight="normal" officeooo:rsid="0075b594" officeooo:paragraph-rsid="008c72e3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06ba540" officeooo:paragraph-rsid="006ba540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06ee7a5" officeooo:paragraph-rsid="006ee7a5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6cf953" officeooo:paragraph-rsid="006ee7a5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06f248f" officeooo:paragraph-rsid="006f248f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06f248f" officeooo:paragraph-rsid="006ee7a5" style:font-weight-asian="normal" style:font-weight-complex="normal"/>
    </style:style>
    <style:style style:name="P73" style:family="paragraph" style:parent-style-name="Standard">
      <style:text-properties fo:font-weight="normal" officeooo:rsid="006f248f" officeooo:paragraph-rsid="006f248f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00b8cdc" officeooo:paragraph-rsid="00ad8970" style:font-weight-asian="normal" style:font-weight-complex="normal"/>
    </style:style>
    <style:style style:name="P75" style:family="paragraph" style:parent-style-name="Standard" style:list-style-name="L2">
      <style:text-properties fo:font-style="italic" fo:font-weight="normal" officeooo:rsid="00429eba" officeooo:paragraph-rsid="00455935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text-properties fo:font-style="italic" fo:font-weight="normal" officeooo:rsid="00429eba" officeooo:paragraph-rsid="00474318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text-properties fo:font-style="italic" fo:font-weight="normal" officeooo:rsid="00429eba" officeooo:paragraph-rsid="0047dba9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text-properties fo:font-style="italic" fo:font-weight="normal" officeooo:rsid="00429eba" officeooo:paragraph-rsid="004b85ed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text-properties fo:font-style="italic" fo:font-weight="normal" officeooo:rsid="00429eba" officeooo:paragraph-rsid="004d2bc7" style:font-style-asian="italic" style:font-weight-asian="normal" style:font-style-complex="italic" style:font-weight-complex="normal"/>
    </style:style>
    <style:style style:name="P80" style:family="paragraph" style:parent-style-name="Standard" style:list-style-name="L3">
      <style:text-properties fo:font-style="italic" fo:font-weight="normal" officeooo:rsid="00429eba" officeooo:paragraph-rsid="0047dba9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429eba" officeooo:paragraph-rsid="00429eba" style:font-style-asian="italic" style:font-weight-asian="normal" style:font-style-complex="italic" style:font-weight-complex="normal"/>
    </style:style>
    <style:style style:name="P82" style:family="paragraph" style:parent-style-name="Standard" style:list-style-name="L10">
      <style:text-properties fo:font-style="italic" fo:font-weight="normal" officeooo:rsid="00429eba" officeooo:paragraph-rsid="00b5cf4f" style:font-style-asian="italic" style:font-weight-asian="normal" style:font-style-complex="italic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fo:font-style="italic" fo:font-weight="normal" officeooo:rsid="00429eba" officeooo:paragraph-rsid="00b5cf4f" style:font-style-asian="italic" style:font-weight-asian="normal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font-style="italic" fo:font-weight="normal" officeooo:rsid="00429eba" officeooo:paragraph-rsid="00b5cf4f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429eba" officeooo:paragraph-rsid="0055ccfe" style:font-style-asian="italic" style:font-weight-asian="normal" style:font-style-complex="italic" style:font-weight-complex="normal"/>
    </style:style>
    <style:style style:name="P86" style:family="paragraph" style:parent-style-name="Standard" style:list-style-name="L7">
      <style:text-properties fo:font-style="italic" fo:font-weight="normal" officeooo:rsid="007272af" officeooo:paragraph-rsid="007272af" style:font-style-asian="italic" style:font-weight-asian="normal" style:font-style-complex="italic" style:font-weight-complex="normal"/>
    </style:style>
    <style:style style:name="P87" style:family="paragraph" style:parent-style-name="Standard" style:list-style-name="L7">
      <style:text-properties fo:font-style="italic" fo:font-weight="normal" officeooo:rsid="0070ea14" officeooo:paragraph-rsid="0070ea14" style:font-style-asian="italic" style:font-weight-asian="normal" style:font-style-complex="italic" style:font-weight-complex="normal"/>
    </style:style>
    <style:style style:name="P88" style:family="paragraph" style:parent-style-name="Standard" style:list-style-name="L7">
      <style:text-properties fo:font-style="italic" fo:font-weight="normal" officeooo:rsid="0070ea14" officeooo:paragraph-rsid="0080d621" style:font-style-asian="italic" style:font-weight-asian="normal" style:font-style-complex="italic" style:font-weight-complex="normal"/>
    </style:style>
    <style:style style:name="P89" style:family="paragraph" style:parent-style-name="Standard" style:list-style-name="L7">
      <style:text-properties fo:font-style="italic" fo:font-weight="normal" officeooo:rsid="00744a4e" officeooo:paragraph-rsid="00744a4e" style:font-style-asian="italic" style:font-weight-asian="normal" style:font-style-complex="italic" style:font-weight-complex="normal"/>
    </style:style>
    <style:style style:name="P90" style:family="paragraph" style:parent-style-name="Standard" style:list-style-name="L8">
      <style:text-properties fo:font-style="italic" fo:font-weight="normal" officeooo:rsid="00744a4e" officeooo:paragraph-rsid="008c72e3" style:font-style-asian="italic" style:font-weight-asian="normal" style:font-style-complex="italic" style:font-weight-complex="normal"/>
    </style:style>
    <style:style style:name="P91" style:family="paragraph" style:parent-style-name="Standard" style:list-style-name="L7">
      <style:text-properties fo:font-style="italic" fo:font-weight="normal" officeooo:rsid="007940cb" officeooo:paragraph-rsid="007940cb" style:font-style-asian="italic" style:font-weight-asian="normal" style:font-style-complex="italic" style:font-weight-complex="normal"/>
    </style:style>
    <style:style style:name="P92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fo:font-style="italic" fo:font-weight="normal" officeooo:rsid="0085b39e" officeooo:paragraph-rsid="00744a4e" style:font-style-asian="italic" style:font-weight-asian="normal" style:font-style-complex="italic" style:font-weight-complex="normal"/>
    </style:style>
    <style:style style:name="P93" style:family="paragraph" style:parent-style-name="Standard" style:list-style-name="L8">
      <style:text-properties fo:font-style="italic" fo:font-weight="normal" officeooo:rsid="0075b594" officeooo:paragraph-rsid="008c72e3" style:font-style-asian="italic" style:font-weight-asian="normal" style:font-style-complex="italic" style:font-weight-complex="normal"/>
    </style:style>
    <style:style style:name="P94" style:family="paragraph" style:parent-style-name="Standard" style:list-style-name="L7">
      <style:text-properties fo:font-style="italic" fo:font-weight="normal" officeooo:rsid="0088c8ff" officeooo:paragraph-rsid="0088c8ff" style:font-style-asian="italic" style:font-weight-asian="normal" style:font-style-complex="italic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indent="1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8a02d9" officeooo:paragraph-rsid="008c72e3" style:font-style-asian="italic" style:font-weight-asian="normal" style:font-style-complex="italic" style:font-weight-complex="normal"/>
    </style:style>
    <style:style style:name="P96" style:family="paragraph" style:parent-style-name="Standard" style:list-style-name="L9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997387" officeooo:paragraph-rsid="00997387" style:font-style-asian="italic" style:font-weight-asian="normal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tyle="italic" fo:font-weight="normal" officeooo:rsid="00a51d39" officeooo:paragraph-rsid="00a51d39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9f1beb" officeooo:paragraph-rsid="00744a4e" style:font-style-asian="italic" style:font-weight-asian="normal" style:font-style-complex="italic" style:font-weight-complex="normal"/>
    </style:style>
    <style:style style:name="P99" style:family="paragraph" style:parent-style-name="Standard" style:list-style-name="L7">
      <style:text-properties fo:font-style="italic" fo:font-weight="normal" officeooo:rsid="00670a99" officeooo:paragraph-rsid="006ba540" style:font-style-asian="italic" style:font-weight-asian="normal" style:font-style-complex="italic" style:font-weight-complex="normal"/>
    </style:style>
    <style:style style:name="P100" style:family="paragraph" style:parent-style-name="Standard" style:list-style-name="L7">
      <style:text-properties fo:font-style="italic" fo:font-weight="normal" officeooo:rsid="0068f2f2" officeooo:paragraph-rsid="006ba540" style:font-style-asian="italic" style:font-weight-asian="normal" style:font-style-complex="italic" style:font-weight-complex="normal"/>
    </style:style>
    <style:style style:name="P101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font-style="italic" fo:font-weight="normal" officeooo:rsid="006cf953" officeooo:paragraph-rsid="006ee7a5" style:font-style-asian="italic" style:font-weight-asian="normal" style:font-style-complex="italic" style:font-weight-complex="normal"/>
    </style:style>
    <style:style style:name="P102" style:family="paragraph" style:parent-style-name="Standard" style:list-style-name="L5">
      <style:text-properties fo:font-style="italic" officeooo:rsid="00026165" officeooo:paragraph-rsid="0003a7e5" style:font-style-asian="italic" style:font-style-complex="italic"/>
    </style:style>
    <style:style style:name="P103" style:family="paragraph" style:parent-style-name="Standard" style:list-style-name="L5">
      <style:text-properties fo:font-style="italic" officeooo:rsid="00053a06" officeooo:paragraph-rsid="00053a06" style:font-style-asian="italic" style:font-style-complex="italic"/>
    </style:style>
    <style:style style:name="P104" style:family="paragraph" style:parent-style-name="Standard" style:list-style-name="L5">
      <style:text-properties officeooo:rsid="00026165" officeooo:paragraph-rsid="00026165"/>
    </style:style>
    <style:style style:name="P105" style:family="paragraph" style:parent-style-name="Standard" style:list-style-name="L5">
      <style:text-properties fo:color="#cccccc" loext:opacity="100%" style:font-name="Droid Sans Mono" fo:font-size="10.5pt" fo:font-weight="normal" officeooo:paragraph-rsid="0003a7e5" fo:background-color="#1f1f1f"/>
    </style:style>
    <style:style style:name="P106" style:family="paragraph" style:parent-style-name="Standard" style:list-style-name="L5">
      <style:text-properties officeooo:rsid="0003a7e5" officeooo:paragraph-rsid="0003a7e5"/>
    </style:style>
    <style:style style:name="P107" style:family="paragraph" style:parent-style-name="Standard" style:list-style-name="L5">
      <style:text-properties officeooo:rsid="000ad352" officeooo:paragraph-rsid="000ad352"/>
    </style:style>
    <style:style style:name="P108" style:family="paragraph" style:parent-style-name="Standard">
      <style:text-properties officeooo:rsid="000ad352" officeooo:paragraph-rsid="000ad352"/>
    </style:style>
    <style:style style:name="P109" style:family="paragraph" style:parent-style-name="Standard">
      <style:text-properties officeooo:rsid="000ad352" officeooo:paragraph-rsid="0003a7e5"/>
    </style:style>
    <style:style style:name="P110" style:family="paragraph" style:parent-style-name="Standard" style:list-style-name="L5">
      <style:text-properties officeooo:rsid="00060a74" officeooo:paragraph-rsid="00060a74"/>
    </style:style>
    <style:style style:name="P111" style:family="paragraph" style:parent-style-name="Standard" style:list-style-name="L5">
      <style:text-properties officeooo:rsid="0006e1c2" officeooo:paragraph-rsid="0006e1c2"/>
    </style:style>
    <style:style style:name="P112" style:family="paragraph" style:parent-style-name="Standard" style:list-style-name="L5">
      <style:text-properties officeooo:rsid="00074c2e" officeooo:paragraph-rsid="00074c2e"/>
    </style:style>
    <style:style style:name="P113" style:family="paragraph" style:parent-style-name="Standard" style:list-style-name="L5">
      <style:text-properties officeooo:rsid="00095fa7" officeooo:paragraph-rsid="00095fa7"/>
    </style:style>
    <style:style style:name="P114" style:family="paragraph" style:parent-style-name="Standard" style:list-style-name="L7">
      <style:text-properties officeooo:rsid="000b8cdc" officeooo:paragraph-rsid="00ad8970"/>
    </style:style>
    <style:style style:name="P115" style:family="paragraph" style:parent-style-name="Standard" style:list-style-name="L7">
      <style:text-properties officeooo:rsid="00670a99" officeooo:paragraph-rsid="00a82bb3"/>
    </style:style>
    <style:style style:name="P116" style:family="paragraph" style:parent-style-name="Standard" style:list-style-name="L7">
      <style:text-properties officeooo:rsid="001fabbb" officeooo:paragraph-rsid="00a82bb3"/>
    </style:style>
    <style:style style:name="P117" style:family="paragraph" style:parent-style-name="Standard" style:list-style-name="L7">
      <style:text-properties officeooo:rsid="00a82bb3" officeooo:paragraph-rsid="00a82bb3"/>
    </style:style>
    <style:style style:name="P118" style:family="paragraph" style:parent-style-name="Standard" style:list-style-name="L7">
      <style:text-properties fo:font-style="normal" fo:font-weight="normal" officeooo:rsid="007940cb" officeooo:paragraph-rsid="007940cb" style:font-style-asian="normal" style:font-weight-asian="normal" style:font-style-complex="normal" style:font-weight-complex="normal"/>
    </style:style>
    <style:style style:name="P119" style:family="paragraph" style:parent-style-name="Standard" style:list-style-name="L9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08cm"/>
        </style:tab-stops>
      </style:paragraph-properties>
      <style:text-properties fo:font-size="14pt" fo:font-style="normal" fo:font-weight="normal" officeooo:rsid="00997387" officeooo:paragraph-rsid="00997387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list-style-name="L5">
      <style:text-properties officeooo:rsid="001d9be0" officeooo:paragraph-rsid="00095fa7"/>
    </style:style>
    <style:style style:name="P121" style:family="paragraph" style:parent-style-name="Standard">
      <style:text-properties fo:font-weight="bold" officeooo:rsid="00670a99" officeooo:paragraph-rsid="00670a99" style:font-weight-asian="bold" style:font-weight-complex="bold"/>
    </style:style>
    <style:style style:name="P122" style:family="paragraph" style:parent-style-name="Standard">
      <style:text-properties fo:font-weight="bold" officeooo:rsid="00ba58e1" officeooo:paragraph-rsid="00ba58e1" style:font-weight-asian="bold" style:font-weight-complex="bold"/>
    </style:style>
    <style:style style:name="P123" style:family="paragraph" style:parent-style-name="Standard" style:list-style-name="L5">
      <style:text-properties officeooo:rsid="00b78bd8" officeooo:paragraph-rsid="00b78bd8"/>
    </style:style>
    <style:style style:name="P124" style:family="paragraph" style:parent-style-name="Standard" style:list-style-name="L5">
      <style:text-properties officeooo:rsid="00b8cc97" officeooo:paragraph-rsid="00b8cc97"/>
    </style:style>
    <style:style style:name="P125" style:family="paragraph" style:parent-style-name="Standard">
      <style:text-properties officeooo:rsid="00b8cc97" officeooo:paragraph-rsid="00b8cc97"/>
    </style:style>
    <style:style style:name="P126" style:family="paragraph" style:parent-style-name="Standard">
      <style:text-properties officeooo:rsid="00b8cc97" officeooo:paragraph-rsid="00b9d3b7"/>
    </style:style>
    <style:style style:name="P127" style:family="paragraph" style:parent-style-name="Standard" style:list-style-name="L5">
      <style:text-properties officeooo:rsid="00b9d3b7" officeooo:paragraph-rsid="00b9d3b7"/>
    </style:style>
    <style:style style:name="T1" style:family="text">
      <style:text-properties officeooo:rsid="00053a06"/>
    </style:style>
    <style:style style:name="T2" style:family="text">
      <style:text-properties officeooo:rsid="00091a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abbb"/>
    </style:style>
    <style:style style:name="T5" style:family="text">
      <style:text-properties officeooo:rsid="002302de"/>
    </style:style>
    <style:style style:name="T6" style:family="text">
      <style:text-properties officeooo:rsid="0024f443"/>
    </style:style>
    <style:style style:name="T7" style:family="text">
      <style:text-properties officeooo:rsid="00260190"/>
    </style:style>
    <style:style style:name="T8" style:family="text">
      <style:text-properties officeooo:rsid="002c3590"/>
    </style:style>
    <style:style style:name="T9" style:family="text">
      <style:text-properties officeooo:rsid="002f2d06"/>
    </style:style>
    <style:style style:name="T10" style:family="text">
      <style:text-properties officeooo:rsid="004419c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9c913" style:font-style-asian="italic" style:font-style-complex="italic"/>
    </style:style>
    <style:style style:name="T13" style:family="text">
      <style:text-properties fo:font-style="italic" officeooo:rsid="0072979f" style:font-style-asian="italic" style:font-style-complex="italic"/>
    </style:style>
    <style:style style:name="T14" style:family="text">
      <style:text-properties fo:font-style="italic" officeooo:rsid="009f1beb" style:font-style-asian="italic" style:font-style-complex="italic"/>
    </style:style>
    <style:style style:name="T15" style:family="text">
      <style:text-properties fo:font-style="italic" officeooo:rsid="00abb827" style:font-style-asian="italic" style:font-style-complex="italic"/>
    </style:style>
    <style:style style:name="T16" style:family="text">
      <style:text-properties officeooo:rsid="0068f2f2"/>
    </style:style>
    <style:style style:name="T17" style:family="text">
      <style:text-properties officeooo:rsid="006957bd"/>
    </style:style>
    <style:style style:name="T18" style:family="text">
      <style:text-properties officeooo:rsid="006ee7a5"/>
    </style:style>
    <style:style style:name="T19" style:family="text">
      <style:text-properties officeooo:rsid="006f248f"/>
    </style:style>
    <style:style style:name="T20" style:family="text">
      <style:text-properties fo:font-weight="bold" officeooo:rsid="006f248f" style:font-weight-asian="bold" style:font-weight-complex="bold"/>
    </style:style>
    <style:style style:name="T21" style:family="text">
      <style:text-properties officeooo:rsid="0075b594"/>
    </style:style>
    <style:style style:name="T22" style:family="text">
      <style:text-properties officeooo:rsid="00854a62"/>
    </style:style>
    <style:style style:name="T23" style:family="text">
      <style:text-properties fo:font-style="normal" officeooo:rsid="0080d621" style:font-style-asian="normal" style:font-style-complex="normal"/>
    </style:style>
    <style:style style:name="T24" style:family="text">
      <style:text-properties fo:font-style="normal" officeooo:rsid="00a0cddf" style:font-style-asian="normal" style:font-style-complex="normal"/>
    </style:style>
    <style:style style:name="T25" style:family="text">
      <style:text-properties fo:font-size="14pt" fo:font-style="normal" officeooo:rsid="0080d621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a0b727" style:font-size-asian="14pt" style:font-style-asian="normal" style:font-size-complex="14pt" style:font-style-complex="normal"/>
    </style:style>
    <style:style style:name="T27" style:family="text">
      <style:text-properties officeooo:rsid="008cd792"/>
    </style:style>
    <style:style style:name="T28" style:family="text">
      <style:text-properties officeooo:rsid="009c426d"/>
    </style:style>
    <style:style style:name="T29" style:family="text">
      <style:text-properties officeooo:rsid="00a20a63"/>
    </style:style>
    <style:style style:name="T30" style:family="text">
      <style:text-properties officeooo:rsid="00a3e2b2"/>
    </style:style>
    <style:style style:name="T31" style:family="text">
      <style:text-properties officeooo:rsid="00a51d39"/>
    </style:style>
    <style:style style:name="T32" style:family="text">
      <style:text-properties officeooo:rsid="001d9be0"/>
    </style:style>
    <style:style style:name="T33" style:family="text">
      <style:text-properties officeooo:rsid="00b3f816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Implementation : <text:a xlink:type="simple" xlink:href="https://github.com/SiddharthAher2002/react-demo.git" text:style-name="Internet_20_link" text:visited-style-name="Visited_20_Internet_20_Link"><text:span text:style-name="T34">https://github.com/SiddharthAher2002/react-demo.git</text:span></text:a></text:p>
      <text:p text:style-name="P122"><text:span text:style-name="T34"/></text:p>
      <text:p text:style-name="P21">Class Based Componets</text:p>
      <text:p text:style-name="P4">Component Life Cycle <text:span text:style-name="T10">Phases</text:span></text:p>
      <text:list xml:id="list4031189783" text:style-name="L1">
        <text:list-item>
          <text:p text:style-name="P50">Mounting </text:p>
          <text:list>
            <text:list-item>
              <text:p text:style-name="P51">constructor()</text:p>
            </text:list-item>
          </text:list>
        </text:list-item>
      </text:list>
      <text:list xml:id="list1961336566" text:style-name="L2">
        <text:list-item>
          <text:list>
            <text:list-header>
              <text:p text:style-name="P75">- called only once at first before component is mounts or loads in DOM</text:p>
              <text:p text:style-name="P75">- if defining state then call parent constructor using super() to bind this;</text:p>
              <text:p text:style-name="P59"/>
            </text:list-header>
          </text:list>
        </text:list-item>
      </text:list>
      <text:list xml:id="list192811352993572" text:continue-list="list4031189783" text:style-name="L1">
        <text:list-item>
          <text:list>
            <text:list-item>
              <text:p text:style-name="P51">getDerivedStateFromProps(props,state){</text:p>
              <text:list>
                <text:list-header>
                  <text:p text:style-name="P51">return {state:value}</text:p>
                  <text:p text:style-name="P52">}</text:p>
                </text:list-header>
              </text:list>
              <text:p text:style-name="P76">- called firstly when component is updated or changed</text:p>
              <text:p text:style-name="P76">- called after the constructor is called in mouting </text:p>
              <text:p text:style-name="P76">- return the new value of state based on props</text:p>
              <text:p text:style-name="P52"/>
            </text:list-item>
          </text:list>
        </text:list-item>
      </text:list>
      <text:list xml:id="list2969590468" text:style-name="L3">
        <text:list-item>
          <text:list>
            <text:list-item>
              <text:p text:style-name="P60">render()</text:p>
              <text:p text:style-name="P80">- output the html in dom</text:p>
              <text:p text:style-name="P80"><text:s/>- called after the getDerivedStateFromProps is called in mounting</text:p>
              <text:p text:style-name="P80"><text:s/>- called after the getDerivedStateFromProps is called in updating</text:p>
              <text:p text:style-name="P61"/>
            </text:list-item>
          </text:list>
        </text:list-item>
      </text:list>
      <text:list xml:id="list1432666876" text:style-name="L4">
        <text:list-item>
          <text:list>
            <text:list-item>
              <text:p text:style-name="P62">componentDidMount()</text:p>
            </text:list-item>
          </text:list>
        </text:list-item>
      </text:list>
      <text:list xml:id="list192811439516500" text:continue-list="list192811352993572" text:style-name="L1">
        <text:list-item>
          <text:list>
            <text:list-header>
              <text:p text:style-name="P77">- called after the render and component is loaded in dom;</text:p>
              <text:p text:style-name="P78">- executes the statement insides the fun and not returns any particular value</text:p>
              <text:p text:style-name="P78"/>
            </text:list-header>
          </text:list>
        </text:list-item>
        <text:list-item>
          <text:p text:style-name="P53">Updating</text:p>
          <text:list>
            <text:list-item>
              <text:p text:style-name="P53">getDerivedStateFromProps</text:p>
              <text:p text:style-name="P54">- <text:span text:style-name="T11">called firstly if any changes or updates in compnent </text:span></text:p>
              <text:p text:style-name="P79">- eg setTimeout changes the state in dom refers to Updating concept</text:p>
              <text:p text:style-name="P55"/>
            </text:list-item>
            <text:list-item>
              <text:p text:style-name="P56">shouldComponentUpdate</text:p>
            </text:list-item>
          </text:list>
        </text:list-item>
      </text:list>
      <text:p text:style-name="P5"><text:tab/><text:tab/><text:span text:style-name="T11">- calls after the getDerivedStateFromProps</text:span></text:p>
      <text:p text:style-name="P24"><text:tab/><text:tab/>- returns true or false</text:p>
      <text:p text:style-name="P24"><text:tab/><text:tab/>- to set if the changes should be made in component or not </text:p>
      <text:p text:style-name="P24"><text:tab/><text:tab/>- eg if set false then any changes made by event will not be procced</text:p>
      <text:p text:style-name="P24"><text:tab/><text:tab/>- it decides to call render() or not</text:p>
      <text:list xml:id="list192812681022806" text:continue-numbering="true" text:style-name="L1">
        <text:list-item>
          <text:list>
            <text:list-item>
              <text:p text:style-name="P49">render</text:p>
            </text:list-item>
          </text:list>
        </text:list-item>
      </text:list>
      <text:p text:style-name="P6"><text:tab/><text:tab/><text:span text:style-name="T11">- calls after the shouldComponentUpdate</text:span></text:p>
      <text:p text:style-name="P25"><text:tab/><text:tab/>- if shouldComponentUpdate returns true then only render calls else not </text:p>
      <text:p text:style-name="P25"><text:tab/><text:tab/>- by default it calls if shouldComponentUpdate not defined</text:p>
      <text:p text:style-name="P6"/>
      <text:list xml:id="list192812471673054" text:continue-numbering="true" text:style-name="L1">
        <text:list-item>
          <text:list>
            <text:list-item>
              <text:p text:style-name="P57">getSnapshotBeforeUpdate(prevProps,prevState){};</text:p>
            </text:list-item>
          </text:list>
        </text:list-item>
      </text:list>
      <text:p text:style-name="P7"><text:tab/><text:tab/><text:span text:style-name="T11">- calls after render function in update phase </text:span></text:p>
      <text:p text:style-name="P26"><text:tab/><text:tab/>- stores the previous values of props and state</text:p>
      <text:p text:style-name="P26"><text:tab/><text:tab/>- componentDidUpdate() must be defined otherwise the fun will return error</text:p>
      <text:p text:style-name="P26"/>
      <text:list xml:id="list192812496600242" text:continue-numbering="true" text:style-name="L1">
        <text:list-item>
          <text:list>
            <text:list-item>
              <text:p text:style-name="P58">ComponentDidUpdate</text:p>
            </text:list-item>
          </text:list>
        </text:list-item>
      </text:list>
      <text:p text:style-name="P8"><text:tab/><text:tab/><text:span text:style-name="T11">- calls after the render or getSnapshotBeforeUpdate function</text:span></text:p>
      <text:p text:style-name="P27"><text:tab/><text:tab/>- calls last in the update phase</text:p>
      <text:p text:style-name="P27"><text:tab/></text:p>
      <text:p text:style-name="P27"/>
      <text:p text:style-name="P27"/>
      <text:list xml:id="list192811833029483" text:continue-numbering="true" text:style-name="L1">
        <text:list-item>
          <text:p text:style-name="P58"><text:soft-page-break/>Unmounting </text:p>
          <text:list>
            <text:list-item>
              <text:p text:style-name="P58">ComponentWillUnmount</text:p>
            </text:list-item>
          </text:list>
        </text:list-item>
      </text:list>
      <text:p text:style-name="P4"><text:s/><text:tab/><text:tab/><text:span text:style-name="T11">- calls before the </text:span><text:span text:style-name="T12">component</text:span><text:span text:style-name="T11"> is removed from DOM</text:span></text:p>
      <text:p text:style-name="P81"><text:tab/><text:tab/>- calls before the componentDidUpdate</text:p>
      <text:list xml:id="list1381673850" text:style-name="L10">
        <text:list-item>
          <text:list>
            <text:list-header>
              <text:p text:style-name="P82">- <text:span text:style-name="T33">eg:-</text:span></text:p>
            </text:list-header>
          </text:list>
        </text:list-item>
      </text:list>
      <text:p text:style-name="P83">class ColorComponent extends React.Component</text:p>
      <text:p text:style-name="P84">{</text:p>
      <text:p text:style-name="P84"><text:s text:c="2"/>constructor(){</text:p>
      <text:p text:style-name="P84"><text:s text:c="4"/>super();</text:p>
      <text:p text:style-name="P84"><text:s text:c="4"/>this.state = {"opacity":"1","showChild":true};</text:p>
      <text:p text:style-name="P84"><text:s text:c="4"/>console.log('called constructor');</text:p>
      <text:p text:style-name="P84"><text:s text:c="2"/>}</text:p>
      <text:p text:style-name="P84"><text:s text:c="2"/>static getDerivedStateFromProps(props,state){</text:p>
      <text:p text:style-name="P84"><text:s text:c="4"/>console.log("--------------------------")</text:p>
      <text:p text:style-name="P84"><text:s text:c="4"/>console.log("called getDerivedStateFromProps");</text:p>
      <text:p text:style-name="P84"><text:s text:c="4"/>return {opacity:props.setopac}</text:p>
      <text:p text:style-name="P84"><text:s text:c="2"/>}</text:p>
      <text:p text:style-name="P84"><text:s text:c="2"/>componentDidMount(){</text:p>
      <text:p text:style-name="P84"><text:s text:c="4"/>console.log("called ComponentDidMount");</text:p>
      <text:p text:style-name="P84"><text:s text:c="4"/>setTimeout(()=&gt;{</text:p>
      <text:p text:style-name="P84"><text:s text:c="6"/>this.setState({opacity:"0.3"});</text:p>
      <text:p text:style-name="P84"><text:s text:c="4"/>},3000);</text:p>
      <text:p text:style-name="P84"><text:s text:c="2"/>}</text:p>
      <text:p text:style-name="P84"><text:s text:c="2"/>shouldComponentUpdate(){</text:p>
      <text:p text:style-name="P84"><text:s text:c="4"/>console.log("called shouldComponentUpdate");</text:p>
      <text:p text:style-name="P84"><text:s text:c="4"/>return true;</text:p>
      <text:p text:style-name="P84"><text:s text:c="2"/>}</text:p>
      <text:p text:style-name="P84"><text:s text:c="2"/>getSnapshotBeforeUpdate(prevProps,prevState){</text:p>
      <text:p text:style-name="P84"><text:s text:c="4"/>console.log("called getSnapshotBeforeUpdate");</text:p>
      <text:p text:style-name="P84"><text:s text:c="4"/>let el = document.getElementById('prev');</text:p>
      <text:p text:style-name="P84"><text:s text:c="4"/>el.append(prevState.opacity);</text:p>
      <text:p text:style-name="P84"><text:s text:c="4"/>return prevState.opacity;</text:p>
      <text:p text:style-name="P84"><text:s text:c="2"/>}</text:p>
      <text:p text:style-name="P84"><text:s text:c="2"/>componentDidUpdate(){</text:p>
      <text:p text:style-name="P84"><text:s text:c="4"/>console.log("called componentDidUpdate");</text:p>
      <text:p text:style-name="P84"><text:s text:c="4"/>let el = document.getElementById('up');</text:p>
      <text:p text:style-name="P84"><text:s text:c="4"/>el.append(this.state.opacity);</text:p>
      <text:p text:style-name="P84"><text:s text:c="2"/>}</text:p>
      <text:p text:style-name="P84"><text:s text:c="2"/>render(){</text:p>
      <text:p text:style-name="P84"><text:s text:c="4"/>let childComponent;</text:p>
      <text:p text:style-name="P84"><text:s text:c="4"/>console.log("called render");</text:p>
      <text:p text:style-name="P84"><text:s text:c="4"/>if(this.state.showChild){</text:p>
      <text:p text:style-name="P84"><text:s text:c="6"/>childComponent = &lt;ColorChild/&gt;</text:p>
      <text:p text:style-name="P84"><text:s text:c="4"/>}</text:p>
      <text:p text:style-name="P84"><text:s text:c="4"/>return (</text:p>
      <text:p text:style-name="P84"><text:s text:c="6"/>&lt;&gt;</text:p>
      <text:p text:style-name="P84"><text:s text:c="8"/>&lt;h4&gt;ColorComponent&lt;/h4&gt;</text:p>
      <text:p text:style-name="P84"><text:s text:c="8"/>&lt;p&gt;Opacity : {this.state.opacity}&lt;/p&gt;</text:p>
      <text:p text:style-name="P84"><text:s text:c="8"/>&lt;p&gt;Color : {this.props.color}&lt;/p&gt;</text:p>
      <text:p text:style-name="P84"><text:s text:c="8"/>&lt;p id="prev"&gt;Previous Values :&lt;/p&gt;</text:p>
      <text:p text:style-name="P84"><text:s text:c="8"/>&lt;p id="up"&gt;Updated Values :&lt;/p&gt;</text:p>
      <text:p text:style-name="P84"/>
      <text:p text:style-name="P84"><text:soft-page-break/><text:s text:c="8"/>{childComponent}</text:p>
      <text:p text:style-name="P84"><text:s text:c="8"/>&lt;button id="delBtn" onClick={this.delChild}&gt;Delete&lt;/button&gt;</text:p>
      <text:p text:style-name="P84"><text:s text:c="6"/>&lt;/&gt;</text:p>
      <text:p text:style-name="P84"><text:s text:c="4"/>);</text:p>
      <text:p text:style-name="P84"><text:s text:c="2"/>}</text:p>
      <text:p text:style-name="P84"><text:s text:c="2"/>delChild = ()=&gt;{</text:p>
      <text:p text:style-name="P84"><text:s text:c="4"/>this.setState({showChild:false});</text:p>
      <text:p text:style-name="P84"><text:s text:c="2"/>}</text:p>
      <text:p text:style-name="P84">}</text:p>
      <text:p text:style-name="P84">const container = document.getElementById('container4');</text:p>
      <text:p text:style-name="P84">const colorRoot = ReactDOM.createRoot(container);</text:p>
      <text:p text:style-name="P84">colorRoot.render(&lt;ColorComponent color="red" setopac="0.5"/&gt;);</text:p>
      <text:p text:style-name="P84"/>
      <text:p text:style-name="P22">Function Based Component</text:p>
      <text:p text:style-name="P20">Hooks:</text:p>
      <text:p text:style-name="P1">In function Hooks are replacement for component life cycle functions</text:p>
      <text:list xml:id="list4069569151" text:style-name="L5">
        <text:list-item>
          <text:p text:style-name="P104">useState </text:p>
          <text:list>
            <text:list-item>
              <text:p text:style-name="P102">use to handle states in function based component</text:p>
            </text:list-item>
            <text:list-item>
              <text:p text:style-name="P102">syntax : import {useState} from ‘react’;</text:p>
            </text:list-item>
            <text:list-item>
              <text:p text:style-name="P102">const [state,setState] = useState(‘’)</text:p>
            </text:list-item>
            <text:list-item>
              <text:p text:style-name="P102">return two <text:s/>values </text:p>
              <text:list>
                <text:list-item>
                  <text:p text:style-name="P102">a current state value </text:p>
                </text:list-item>
                <text:list-item>
                  <text:p text:style-name="P102">setState function to set state value</text:p>
                </text:list-item>
              </text:list>
            </text:list-item>
            <text:list-item>
              <text:p text:style-name="P102">can define the default value while decalring it</text:p>
              <text:list>
                <text:list-header>
                  <text:p text:style-name="P105"/>
                </text:list-header>
              </text:list>
            </text:list-item>
          </text:list>
        </text:list-item>
        <text:list-item>
          <text:p text:style-name="P106">useEffect</text:p>
          <text:list>
            <text:list-item>
              <text:p text:style-name="P103">close replacement for componentDidMount ComponentDidUpdate &amp;&amp; ComponentWillUnmount</text:p>
            </text:list-item>
            <text:list-item>
              <text:p text:style-name="P103">useEffect(()=&gt;{});</text:p>
              <text:p text:style-name="P103">eqvivalent to componentDidMount ComponentDidUpdate &amp;&amp; ComponentWillUnmount</text:p>
            </text:list-item>
            <text:list-item>
              <text:p text:style-name="P103">useEffect(()=&gt;{},[]);</text:p>
              <text:p text:style-name="P103">eqvivalent to componentDidMount</text:p>
            </text:list-item>
            <text:list-item>
              <text:p text:style-name="P103">useEffect(()=&gt;{},[updateVar]);<text:tab/></text:p>
              <text:p text:style-name="P103">eqvivalent to ComponentDidUpdate</text:p>
            </text:list-item>
            <text:list-item>
              <text:p text:style-name="P103">useEffect(()=&gt;{</text:p>
              <text:p text:style-name="P103">return ()=&gt;{</text:p>
              <text:list>
                <text:list-item>
                  <text:list>
                    <text:list-header>
                      <text:p text:style-name="P103">//unmount code</text:p>
                    </text:list-header>
                  </text:list>
                  <text:p text:style-name="P103">}</text:p>
                </text:list-item>
              </text:list>
              <text:p text:style-name="P103">});</text:p>
              <text:p text:style-name="P103">eqvivalent to ComponentWillUnmount </text:p>
              <text:p text:style-name="P103"/>
            </text:list-item>
          </text:list>
          <text:p text:style-name="P106"/>
        </text:list-item>
        <text:list-item>
          <text:p text:style-name="P106">useReducer</text:p>
          <text:list>
            <text:list-item>
              <text:p text:style-name="P106"><text:span text:style-name="T1">I</text:span>t is primary hook for useState();</text:p>
            </text:list-item>
            <text:list-item>
              <text:p text:style-name="P106">used for state management in react;</text:p>
            </text:list-item>
            <text:list-item>
              <text:p text:style-name="P106">useReducer(Reducer,initialState);</text:p>
            </text:list-item>
            <text:list-item>
              <text:p text:style-name="P106">Reducer function <text:s/></text:p>
              <text:list>
                <text:list-item>
                  <text:list>
                    <text:list-header>
                      <text:p text:style-name="P106">newState = Reducer(currentState, action);</text:p>
                    </text:list-header>
                  </text:list>
                </text:list-item>
              </text:list>
            </text:list-item>
            <text:list-item>
              <text:p text:style-name="P106">Returns = [newState,dispatch];</text:p>
            </text:list-item>
            <text:list-item>
              <text:p text:style-name="P127">used if multple states are realted</text:p>
            </text:list-item>
            <text:list-item>
              <text:p text:style-name="P127">Reducer function defines actions and sets payload data for actions</text:p>
            </text:list-item>
          </text:list>
        </text:list-item>
      </text:list>
      <text:p text:style-name="P126"/>
      <text:list xml:id="list192811202540604" text:continue-numbering="true" text:style-name="L5">
        <text:list-item>
          <text:list>
            <text:list-item>
              <text:p text:style-name="P124"><text:soft-page-break/>eg :-</text:p>
            </text:list-item>
          </text:list>
        </text:list-item>
      </text:list>
      <text:p text:style-name="P125">import React, { useReducer } from "react";</text:p>
      <text:p text:style-name="P125"/>
      <text:p text:style-name="P125">function ReduceHook2() {</text:p>
      <text:p text:style-name="P125"><text:s text:c="4"/>const initalState = {</text:p>
      <text:p text:style-name="P125"><text:s text:c="8"/>firstCounter: 0,</text:p>
      <text:p text:style-name="P125"><text:s text:c="8"/>secondCounter: 0</text:p>
      <text:p text:style-name="P125"><text:s text:c="4"/>};</text:p>
      <text:p text:style-name="P125"/>
      <text:p text:style-name="P125"><text:s text:c="4"/>const reducer = (currState, action) =&gt; {</text:p>
      <text:p text:style-name="P125"><text:s text:c="8"/>switch (action.type) {</text:p>
      <text:p text:style-name="P125"><text:s text:c="12"/>case 'inc':</text:p>
      <text:p text:style-name="P125"><text:s text:c="16"/>return { ...currState, firstCounter: currState.firstCounter + action.value }</text:p>
      <text:p text:style-name="P125"><text:s text:c="12"/>case 'dec':</text:p>
      <text:p text:style-name="P125"><text:s text:c="16"/>return { ...currState, firstCounter: currState.firstCounter - action.value }</text:p>
      <text:p text:style-name="P125"><text:s text:c="12"/>case 'inc5':</text:p>
      <text:p text:style-name="P125"><text:s text:c="16"/>return { ...currState, firstCounter: currState.firstCounter + action.value }</text:p>
      <text:p text:style-name="P125"><text:s text:c="12"/>case 'incSec':</text:p>
      <text:p text:style-name="P125"><text:s text:c="16"/>return { ...currState, secondCounter: currState.secondCounter + action.value }</text:p>
      <text:p text:style-name="P125"><text:s text:c="12"/>case 'decSec':</text:p>
      <text:p text:style-name="P125"><text:s text:c="16"/>return { ...currState, secondCounter: currState.secondCounter - action.value }</text:p>
      <text:p text:style-name="P125"><text:s text:c="12"/>case 'res':</text:p>
      <text:p text:style-name="P125"><text:s text:c="16"/>return initalState</text:p>
      <text:p text:style-name="P125"><text:s text:c="8"/>};</text:p>
      <text:p text:style-name="P125"/>
      <text:p text:style-name="P125"/>
      <text:p text:style-name="P125"><text:s text:c="4"/>}</text:p>
      <text:p text:style-name="P125"><text:s text:c="4"/>const [state, dispatch] = useReducer(reducer, initalState);</text:p>
      <text:p text:style-name="P125"><text:s text:c="4"/>const [stateTwo, dispatchTwo] = useReducer(reducer, initalState);</text:p>
      <text:p text:style-name="P125"/>
      <text:p text:style-name="P125"><text:s text:c="4"/>return (</text:p>
      <text:p text:style-name="P125"><text:s text:c="8"/>&lt;div className="container"&gt;</text:p>
      <text:p text:style-name="P125"><text:s text:c="12"/>&lt;div className="row justify-content-center"&gt;First State : {state.firstCounter}&lt;/div&gt;</text:p>
      <text:p text:style-name="P125"><text:s text:c="12"/>&lt;div className="row justify-content-center" &gt;</text:p>
      <text:p text:style-name="P125"><text:s text:c="16"/>&lt;button onClick={() =&gt; dispatch({ type: 'inc', value: 1 })} &gt;Inc&lt;/button&gt;</text:p>
      <text:p text:style-name="P125"><text:s text:c="16"/>&lt;button onClick={() =&gt; dispatch({ type: 'dec', value: 1 })} &gt;Dec&lt;/button&gt;</text:p>
      <text:p text:style-name="P125"><text:s text:c="16"/>&lt;button onClick={() =&gt; dispatch({ type: 'inc5', value: 5 })} &gt;Inc 5&lt;/button&gt;</text:p>
      <text:p text:style-name="P125"><text:s text:c="16"/>&lt;button onClick={() =&gt; dispatch({ type: 'res' })} &gt;Res&lt;/button&gt;</text:p>
      <text:p text:style-name="P125"><text:s text:c="12"/>&lt;/div&gt;</text:p>
      <text:p text:style-name="P125"><text:s text:c="12"/>&lt;div className="row justify-content-center"&gt;Second State : {state.secondCounter}&lt;/div&gt;</text:p>
      <text:p text:style-name="P125"><text:s text:c="12"/>&lt;div className="row justify-content-center" &gt;</text:p>
      <text:p text:style-name="P125"><text:s text:c="16"/>&lt;button onClick={() =&gt; dispatch({ type: 'incSec', value: 1 })} &gt;IncSec&lt;/button&gt;</text:p>
      <text:p text:style-name="P125"><text:s text:c="16"/>&lt;button onClick={() =&gt; dispatch({ type: 'decSec', value: 1 })} &gt;DecSec&lt;/button&gt;</text:p>
      <text:p text:style-name="P125"><text:s text:c="16"/>&lt;button onClick={() =&gt; dispatch({ type: 'res' })} &gt;Res&lt;/button&gt;</text:p>
      <text:p text:style-name="P125"><text:s text:c="12"/>&lt;/div&gt;</text:p>
      <text:p text:style-name="P125"/>
      <text:p text:style-name="P125"><text:s text:c="12"/>&lt;div className="row "&gt;Second Reducer State : {stateTwo.firstCounter}&lt;/div&gt;</text:p>
      <text:p text:style-name="P125"><text:s text:c="12"/>&lt;div className="row justify-content-center" &gt;</text:p>
      <text:p text:style-name="P125"><text:s text:c="16"/>&lt;button onClick={() =&gt; dispatchTwo({ type: 'inc', value: 1 })} &gt;Inc&lt;/button&gt;</text:p>
      <text:p text:style-name="P125"><text:s text:c="16"/>&lt;button onClick={() =&gt; dispatchTwo({ type: 'dec', value: 1 })} &gt;Dec&lt;/button&gt;</text:p>
      <text:p text:style-name="P125"><text:s text:c="16"/>&lt;button onClick={() =&gt; dispatchTwo({ type: 'res' })} &gt;Res&lt;/button&gt;</text:p>
      <text:p text:style-name="P125"><text:s text:c="12"/>&lt;/div&gt;</text:p>
      <text:p text:style-name="P125"><text:soft-page-break/><text:s text:c="8"/>&lt;/div&gt;</text:p>
      <text:p text:style-name="P125"/>
      <text:p text:style-name="P125"><text:s text:c="4"/>);</text:p>
      <text:p text:style-name="P125">}</text:p>
      <text:p text:style-name="P109"/>
      <text:list xml:id="list192811119495702" text:continue-numbering="true" text:style-name="L5">
        <text:list-header>
          <text:p text:style-name="P110"/>
        </text:list-header>
        <text:list-item>
          <text:p text:style-name="P110">useContext</text:p>
          <text:list>
            <text:list-item>
              <text:p text:style-name="P107">manages state globaly</text:p>
            </text:list-item>
            <text:list-item>
              <text:p text:style-name="P110">pass props data from parent to nested child components</text:p>
            </text:list-item>
            <text:list-item>
              <text:p text:style-name="P107">used in context api</text:p>
            </text:list-item>
            <text:list-item>
              <text:p text:style-name="P123">import {useContext} from ‘react’;</text:p>
              <text:p text:style-name="P123"/>
              <text:p text:style-name="P107"/>
            </text:list-item>
          </text:list>
        </text:list-item>
        <text:list-item>
          <text:p text:style-name="P111">useCallback</text:p>
          <text:list>
            <text:list-item>
              <text:p text:style-name="P111">return a memorized<text:span text:style-name="T2">(cached)</text:span> callback function</text:p>
            </text:list-item>
            <text:list-item>
              <text:p text:style-name="P111">helps to prevent unnecessary re-rendring of resource intensive functions</text:p>
            </text:list-item>
            <text:list-item>
              <text:p text:style-name="P112">hook only run when one of its dependency is updated</text:p>
            </text:list-item>
            <text:list-item>
              <text:p text:style-name="P112">helps to optimize the performance</text:p>
            </text:list-item>
            <text:list-item>
              <text:p text:style-name="P113">useCallback(funtion,dependency);</text:p>
              <text:p text:style-name="P120"/>
            </text:list-item>
          </text:list>
        </text:list-item>
      </text:list>
      <text:p text:style-name="P23">Functionalities</text:p>
      <text:p text:style-name="P23"/>
      <text:list xml:id="list2907002664" text:style-name="L7">
        <text:list-item>
          <text:p text:style-name="P114">Installation and start react app:</text:p>
          <text:list>
            <text:list-item>
              <text:p text:style-name="P114">- npx create-react-app react-demo</text:p>
            </text:list-item>
            <text:list-item>
              <text:p text:style-name="P114">- cd react-demo</text:p>
            </text:list-item>
            <text:list-item>
              <text:p text:style-name="P74">- npm start</text:p>
              <text:p text:style-name="P74"/>
            </text:list-item>
          </text:list>
        </text:list-item>
        <text:list-item>
          <text:p text:style-name="P63">Navigation</text:p>
          <text:list>
            <text:list-item>
              <text:p text:style-name="P115"><text:span text:style-name="T4">Install : </text:span><text:span text:style-name="T32">npm install react-router-dom</text:span></text:p>
            </text:list-item>
            <text:list-item>
              <text:p text:style-name="P116">App.js : define routes</text:p>
              <text:p text:style-name="P117"/>
            </text:list-item>
          </text:list>
        </text:list-item>
      </text:list>
      <text:p text:style-name="P3"><text:tab/>import { BrowserRouter, Routes, Route } from "react-router-dom";</text:p>
      <text:p text:style-name="P3"/>
      <text:p text:style-name="P3"><text:tab/>&lt;BrowserRouter&gt;</text:p>
      <text:p text:style-name="P3"><text:s text:c="6"/><text:tab/><text:tab/>&lt;Routes&gt;</text:p>
      <text:p text:style-name="P3"><text:s text:c="8"/><text:tab/><text:tab/><text:tab/>&lt;Route path="/" element={&lt;Layout /&gt;}&gt;</text:p>
      <text:p text:style-name="P3"><text:tab/><text:tab/> <text:s text:c="11"/>&lt;Route index element={&lt;Home /&gt;} /&gt;</text:p>
      <text:p text:style-name="P3"><text:tab/> <text:s text:c="9"/><text:tab/><text:tab/>&lt;Route path="menu" element={&lt;Menu /&gt;} /&gt;</text:p>
      <text:p text:style-name="P3"><text:tab/><text:tab/> <text:s text:c="9"/><text:tab/>&lt;Route path="posts" element={&lt;Posts /&gt;} /&gt;</text:p>
      <text:p text:style-name="P3"><text:s text:c="10"/><text:tab/><text:tab/><text:tab/>&lt;Route path='about' element={&lt;About /&gt;} /&gt;</text:p>
      <text:p text:style-name="P3"><text:s text:c="10"/><text:tab/><text:tab/><text:tab/>&lt;Route path='services' element={&lt;Services/&gt;}&gt;</text:p>
      <text:p text:style-name="P3"><text:s text:c="12"/><text:tab/><text:tab/><text:tab/>&lt;Route path='comments' element={&lt;Comments/&gt;}/&gt;</text:p>
      <text:p text:style-name="P3"><text:tab/><text:tab/><text:tab/><text:tab/>&lt;Route path='<text:span text:style-name="T5">seo</text:span>' element={&lt;<text:span text:style-name="T5">Seo</text:span>/&gt;}/&gt;</text:p>
      <text:p text:style-name="P3"><text:s text:c="10"/><text:tab/><text:tab/><text:tab/>&lt;/Route&gt;</text:p>
      <text:p text:style-name="P3"><text:s text:c="6"/><text:tab/><text:tab/>&lt;/Routes&gt;</text:p>
      <text:p text:style-name="P3"><text:s text:c="4"/><text:tab/>&lt;/BrowserRouter&gt;</text:p>
      <text:p text:style-name="P3"/>
      <text:list xml:id="list192811504488275" text:continue-numbering="true" text:style-name="L7">
        <text:list-item>
          <text:list>
            <text:list-item>
              <text:p text:style-name="P115"><text:span text:style-name="T6">Navbar component or corresponding navigation component </text:span><text:span text:style-name="T7">use routes </text:span></text:p>
            </text:list-item>
          </text:list>
        </text:list-item>
      </text:list>
      <text:p text:style-name="P16"/>
      <text:p text:style-name="P17"><text:tab/><text:tab/>import {NavLink} from react-router-dom</text:p>
      <text:p text:style-name="P17"/>
      <text:p text:style-name="P18">&lt;NavLink to=”/home” element={&lt;Home/&gt;} &gt;Home&lt;/<text:span text:style-name="T8">NavLink</text:span>&gt;</text:p>
      <text:p text:style-name="P19"><text:soft-page-break/>&lt;NavLink to=”/<text:span text:style-name="T9">menu</text:span>” element={&lt;<text:span text:style-name="T9">Menu</text:span>/&gt;} &gt;<text:span text:style-name="T9">Menu</text:span>&lt;/<text:span text:style-name="T8">NavLink</text:span>&gt;</text:p>
      <text:p text:style-name="P19">&lt;NavLink to=”/<text:span text:style-name="T9">posts</text:span>” element={&lt;<text:span text:style-name="T9">Posts</text:span>/&gt;} &gt;<text:span text:style-name="T9">Posts</text:span>&lt;/<text:span text:style-name="T8">NavLink</text:span>&gt;</text:p>
      <text:p text:style-name="P19">&lt;NavLink to=”/<text:span text:style-name="T9">login</text:span>” element={&lt;<text:span text:style-name="T9">Login</text:span>/&gt;} &gt;<text:span text:style-name="T9">Sign-in</text:span>&lt;/<text:span text:style-name="T8">NavLink</text:span>&gt;</text:p>
      <text:p text:style-name="P15"/>
      <text:list xml:id="list192812729989964" text:continue-numbering="true" text:style-name="L7">
        <text:list-item>
          <text:p text:style-name="P65">Api Calling (axios)</text:p>
          <text:p text:style-name="P65"/>
          <text:list>
            <text:list-item>
              <text:p text:style-name="P86">promise based http client and uses promises to manage responses</text:p>
            </text:list-item>
            <text:list-item>
              <text:p text:style-name="P87"><text:span text:style-name="T21">Installation : </text:span>npm install axios</text:p>
            </text:list-item>
            <text:list-item>
              <text:p text:style-name="P88"><text:span text:style-name="T21">use : </text:span>import axios from ‘axios’;</text:p>
              <text:p text:style-name="P88"/>
              <text:p text:style-name="P88"><text:span text:style-name="T26">=&gt; </text:span><text:span text:style-name="T25">without async await (GET call)</text:span><text:tab/></text:p>
            </text:list-item>
            <text:list-item>
              <text:p text:style-name="P66"><text:span text:style-name="T11">axios.get(‘</text:span><text:a xlink:type="simple" xlink:href="http://api_call/" text:style-name="Internet_20_link" text:visited-style-name="Visited_20_Internet_20_Link"><text:span text:style-name="T11">http://api_call</text:span></text:a><text:span text:style-name="T11">’).then((res)=&gt;{handles res}).catch((error)=&gt;{handle error})</text:span></text:p>
              <text:p text:style-name="P89">- here then resolves the promise and catch handles the rejection but even if api is not executed the next statements will be executed.</text:p>
            </text:list-item>
            <text:list-item>
              <text:p text:style-name="P91">Eg:-</text:p>
              <text:p text:style-name="P118"/>
              <text:p text:style-name="P89">const handleFetch = () =&gt; {</text:p>
            </text:list-item>
          </text:list>
        </text:list-item>
      </text:list>
      <text:p text:style-name="P34"><text:s text:c="8"/>console.log("<text:span text:style-name="T22">stmt </text:span>one")</text:p>
      <text:p text:style-name="P35"><text:s text:c="8"/>const data = axios.get('https://jsonplaceholder.typicode.com/users')</text:p>
      <text:p text:style-name="P35"><text:s text:c="14"/>.then((res) =&gt; {</text:p>
      <text:p text:style-name="P35"><text:s text:c="16"/>console.log(res);</text:p>
      <text:p text:style-name="P35"><text:s text:c="14"/>})</text:p>
      <text:p text:style-name="P35"><text:s text:c="14"/>.catch((err) =&gt; {</text:p>
      <text:p text:style-name="P35"><text:s text:c="16"/>console.log(err);</text:p>
      <text:p text:style-name="P35"><text:s text:c="14"/>});</text:p>
      <text:p text:style-name="P35"><text:s text:c="8"/><text:tab/> <text:s/>console.log("<text:span text:style-name="T22">stmt </text:span>three")</text:p>
      <text:p text:style-name="P35"><text:s text:c="4"/><text:tab/>}</text:p>
      <text:p text:style-name="P35"><text:tab/></text:p>
      <text:p text:style-name="P92"><text:tab/>Res:-</text:p>
      <text:p text:style-name="P35"><text:tab/><text:span text:style-name="T22">stmt </text:span>one</text:p>
      <text:p text:style-name="P35"><text:tab/><text:span text:style-name="T22">stmr </text:span>three</text:p>
      <text:p text:style-name="P36"><text:s/><text:tab/>{data: Array(10), status: 200, statusText: '', headers: AxiosHeaders, config: {…}, …}</text:p>
      <text:p text:style-name="P36"/>
      <text:p text:style-name="P36"/>
      <text:p text:style-name="P33"><text:span text:style-name="T23"><text:tab/></text:span><text:span text:style-name="T24">=&gt; </text:span><text:span text:style-name="T25">async await (GET call)</text:span></text:p>
      <text:list xml:id="list484334179" text:style-name="L8">
        <text:list-item>
          <text:list>
            <text:list-item>
              <text:p text:style-name="P90">So we can use ASYNC and AWAIT to handle above case</text:p>
              <text:p text:style-name="P93">const getData = async ()=&gt;{</text:p>
              <text:list>
                <text:list-item>
                  <text:list>
                    <text:list-item>
                      <text:list>
                        <text:list-header>
                          <text:p text:style-name="P67"><text:span text:style-name="T11">const data = await axios.get(‘</text:span><text:a xlink:type="simple" xlink:href="http://api_call/" text:style-name="Internet_20_link" text:visited-style-name="Visited_20_Internet_20_Link"><text:span text:style-name="T13">http://api_call</text:span></text:a><text:span text:style-name="T11">’);</text:span></text:p>
                        </text:list-header>
                      </text:list>
                    </text:list-item>
                  </text:list>
                  <text:p text:style-name="P93">}</text:p>
                </text:list-item>
              </text:list>
              <text:p text:style-name="P93">The asynchronous function pauses until the promise is resolved.</text:p>
            </text:list-item>
          </text:list>
        </text:list-item>
      </text:list>
      <text:list xml:id="list192812788005532" text:continue-list="list192812729989964" text:style-name="L7">
        <text:list-item>
          <text:list>
            <text:list-item>
              <text:p text:style-name="P94">Eg :- <text:s/></text:p>
              <text:p text:style-name="P94">const handleFetch = async () =&gt; {</text:p>
            </text:list-item>
          </text:list>
        </text:list-item>
      </text:list>
      <text:p text:style-name="P37"><text:s text:c="8"/>console.log("one")</text:p>
      <text:p text:style-name="P38"><text:s text:c="8"/>try {</text:p>
      <text:p text:style-name="P38"><text:s text:c="12"/>const data = await axios.get('https://jsonpleholder.typicode.com/users');</text:p>
      <text:p text:style-name="P38"><text:s text:c="12"/>console.log(data);</text:p>
      <text:p text:style-name="P38"><text:s text:c="8"/>} catch (error) {</text:p>
      <text:p text:style-name="P38"><text:s text:c="12"/>console.log(error);</text:p>
      <text:p text:style-name="P38"><text:s text:c="8"/>}</text:p>
      <text:p text:style-name="P38"><text:s text:c="8"/>console.log("three");</text:p>
      <text:p text:style-name="P38"><text:s text:c="3"/>}</text:p>
      <text:p text:style-name="P39"><text:tab/>// <text:span text:style-name="T27">handle the error using try and catch </text:span></text:p>
      <text:p text:style-name="P42"><text:soft-page-break/><text:tab/> <text:s text:c="3"/></text:p>
      <text:p text:style-name="P95">Res:-</text:p>
      <text:p text:style-name="P40">one</text:p>
      <text:p text:style-name="P41">{data: Array(10), status: 200, statusText: '', headers: AxiosHeaders, config: {…}, …}</text:p>
      <text:p text:style-name="P41">three</text:p>
      <text:p text:style-name="P41"/>
      <text:list xml:id="list2371438528" text:style-name="L9">
        <text:list-item>
          <text:p text:style-name="P119"><text:span text:style-name="T29">=&gt; </text:span>without async await (POST CALL)</text:p>
          <text:p text:style-name="P96"><text:s text:c="13"/>const handleSubmit = (e)=&gt;{</text:p>
        </text:list-item>
      </text:list>
      <text:p text:style-name="P43"><text:s text:c="15"/><text:tab/>e.preventDefault();</text:p>
      <text:p text:style-name="P43"><text:s text:c="8"/><text:tab/><text:tab/>console.log("one");</text:p>
      <text:p text:style-name="P43"><text:s text:c="8"/><text:tab/><text:tab/>axios.post("https://jsonplaceholder.typicode.com/posts",data)</text:p>
      <text:p text:style-name="P47"><text:s text:c="8"/>.then((res)=&gt;{</text:p>
      <text:p text:style-name="P48"><text:s text:c="12"/>console.log(res);</text:p>
      <text:p text:style-name="P48"><text:s text:c="8"/>})</text:p>
      <text:p text:style-name="P48"><text:s text:c="8"/>.catch((err)=&gt;{</text:p>
      <text:p text:style-name="P48"><text:s text:c="12"/>console.log(err);</text:p>
      <text:p text:style-name="P48"><text:s text:c="8"/>})</text:p>
      <text:p text:style-name="P48"><text:s text:c="8"/>console.log("three");</text:p>
      <text:p text:style-name="P43"><text:s text:c="4"/><text:tab/>}</text:p>
      <text:p text:style-name="P43"/>
      <text:p text:style-name="P43"><text:tab/><text:span text:style-name="T28">Res:- </text:span></text:p>
      <text:p text:style-name="P43"><text:tab/><text:tab/>one</text:p>
      <text:p text:style-name="P43"><text:tab/><text:tab/>three</text:p>
      <text:p text:style-name="P43"><text:tab/><text:tab/>{data: {…}, status: 201, statusText: '', headers: AxiosHeaders, config: {…}, …}</text:p>
      <text:p text:style-name="P43"/>
      <text:list xml:id="list192812547270355" text:continue-numbering="true" text:style-name="L9">
        <text:list-item>
          <text:p text:style-name="P119"><text:span text:style-name="T30">=&gt; </text:span>async await(POST CALL)</text:p>
          <text:list>
            <text:list-item>
              <text:list>
                <text:list-header>
                  <text:p text:style-name="P96"/>
                  <text:list>
                    <text:list-header>
                      <text:p text:style-name="P96"><text:s text:c="18"/>const handleSubmit = async (e)=&gt;{</text:p>
                    </text:list-header>
                  </text:list>
                </text:list-header>
              </text:list>
            </text:list-item>
          </text:list>
        </text:list-item>
      </text:list>
      <text:p text:style-name="P44"><text:s text:c="8"/></text:p>
      <text:p text:style-name="P45"><text:s text:c="8"/>e.preventDefault();</text:p>
      <text:p text:style-name="P45"><text:s text:c="8"/>console.log("one");</text:p>
      <text:p text:style-name="P46"><text:s text:c="8"/><text:span text:style-name="T31">try{</text:span></text:p>
      <text:p text:style-name="P46"><text:tab/><text:span text:style-name="T31">const res = </text:span>await axios.post("<text:a xlink:type="simple" xlink:href="https://jsonplaceholder.typicode.com/posts" text:style-name="Internet_20_link" text:visited-style-name="Visited_20_Internet_20_Link">https://jsonplaceholder.typicode.com/posts</text:a>",data)</text:p>
      <text:p text:style-name="P46"><text:tab/><text:span text:style-name="T31">console.log(res);</text:span></text:p>
      <text:p text:style-name="P97"><text:s text:c="7"/>}catch (error){</text:p>
      <text:p text:style-name="P46"><text:tab/><text:span text:style-name="T31">console.log(error)</text:span></text:p>
      <text:p text:style-name="P97"><text:s text:c="8"/>}</text:p>
      <text:p text:style-name="P45"><text:s text:c="8"/>console.log("three");</text:p>
      <text:p text:style-name="P45"><text:s text:c="4"/>}</text:p>
      <text:p text:style-name="P14"><text:tab/><text:span text:style-name="T14">Res:-</text:span></text:p>
      <text:p text:style-name="P98"><text:tab/><text:tab/>one</text:p>
      <text:p text:style-name="P98"><text:tab/><text:tab/>{data: {…}, status: 201, statusText: '', headers: AxiosHeaders, config: {…}, …}</text:p>
      <text:p text:style-name="P14"><text:span text:style-name="T14"><text:tab/><text:tab/>thre</text:span><text:span text:style-name="T15">e</text:span></text:p>
      <text:p text:style-name="P98"/>
      <text:list xml:id="list192812849642477" text:continue-list="list192812788005532" text:style-name="L7">
        <text:list-item>
          <text:p text:style-name="P64">Route Redirecting :</text:p>
          <text:p text:style-name="P64"/>
          <text:list>
            <text:list-header>
              <text:p text:style-name="P99">import {useNavigate} from ‘react-router-dom’;</text:p>
            </text:list-header>
          </text:list>
          <text:p text:style-name="P99"/>
          <text:p text:style-name="P99"><text:tab/>const navigate = useNavigate();</text:p>
          <text:p text:style-name="P99"><text:tab/><text:span text:style-name="T16">const isLoggedIn = localStorage.getItem(‘isLoggedIn’);</text:span></text:p>
          <text:p text:style-name="P99"><text:tab/><text:span text:style-name="T16">useEffect(()=&gt;{</text:span></text:p>
          <text:p text:style-name="P99"><text:tab/><text:tab/><text:span text:style-name="T16">if(!isLoggedin){</text:span></text:p>
          <text:p text:style-name="P99"><text:soft-page-break/><text:tab/><text:tab/><text:tab/><text:span text:style-name="T17">navigate(‘/login’);</text:span></text:p>
          <text:p text:style-name="P100"><text:tab/><text:tab/>}</text:p>
          <text:p text:style-name="P100"><text:tab/>},[])</text:p>
        </text:list-item>
      </text:list>
      <text:p text:style-name="P28"/>
      <text:p text:style-name="P28"/>
      <text:list xml:id="list192811143839331" text:continue-numbering="true" text:style-name="L7">
        <text:list-item>
          <text:p text:style-name="P68">LocalStorage</text:p>
          <text:list>
            <text:list-item>
              <text:p text:style-name="P69">local storage object is used to store the data on browser storage</text:p>
            </text:list-item>
            <text:list-item>
              <text:p text:style-name="P69">it have no expiration date and the data is not deleted browser is closed or changed tabs</text:p>
            </text:list-item>
            <text:list-item>
              <text:p text:style-name="P69">can be used for session handling </text:p>
            </text:list-item>
            <text:list-item>
              <text:p text:style-name="P69">store data in ke<text:span text:style-name="T19">y - </text:span>value pair</text:p>
            </text:list-item>
            <text:list-item>
              <text:p text:style-name="P70"><text:span text:style-name="T18">Set data :- </text:span>localStorage.setItem(‘key’,’value’);</text:p>
            </text:list-item>
            <text:list-item>
              <text:p text:style-name="P70"><text:span text:style-name="T18">Get data :- </text:span>localStorage.getItem(‘key’);</text:p>
            </text:list-item>
            <text:list-item>
              <text:p text:style-name="P71">Remove data :- localStorage.removeItem(‘key’)</text:p>
            </text:list-item>
            <text:list-item>
              <text:p text:style-name="P71">Clear all :- localStorage.clear()</text:p>
            </text:list-item>
            <text:list-item>
              <text:p text:style-name="P70">use JSON.parse() as localStorage stores data in String format</text:p>
              <text:p text:style-name="P72"/>
            </text:list-item>
          </text:list>
        </text:list-item>
      </text:list>
      <text:p text:style-name="P13"/>
      <text:list xml:id="list192813056666039" text:continue-numbering="true" text:style-name="L7">
        <text:list-item>
          <text:p text:style-name="P71">Login Session handling (localStorage)</text:p>
        </text:list-item>
      </text:list>
      <text:p text:style-name="P13"/>
      <text:p text:style-name="P9"><text:tab/><text:tab/><text:span text:style-name="T20">Login.js</text:span></text:p>
      <text:p text:style-name="P11"><text:s/>const handleSubmit = (e) =&gt; {</text:p>
      <text:p text:style-name="P12"><text:s text:c="8"/>e.preventDefault();</text:p>
      <text:p text:style-name="P12"><text:s text:c="8"/>axios.get(`https://jsonplaceholder.typicode.com/users?email=${userEmail}`)</text:p>
      <text:p text:style-name="P12"><text:s text:c="12"/>.then((res) =&gt; {</text:p>
      <text:p text:style-name="P12"><text:s text:c="16"/>const userData = res.data[0];</text:p>
      <text:p text:style-name="P12"><text:s text:c="16"/>if (userData) {</text:p>
      <text:p text:style-name="P12"><text:s text:c="20"/>localStorage.setItem('user',JSON.stringify(userData));</text:p>
      <text:p text:style-name="P12"><text:s text:c="20"/>localStorage.setItem('isLoggedIn',true);</text:p>
      <text:p text:style-name="P12"><text:s text:c="20"/>navigate("/profile/account");</text:p>
      <text:p text:style-name="P12"><text:s text:c="16"/>} else {</text:p>
      <text:p text:style-name="P12"><text:s text:c="20"/>setError('Email is not valid');</text:p>
      <text:p text:style-name="P12"><text:s text:c="16"/>}</text:p>
      <text:p text:style-name="P12"><text:s text:c="12"/>})</text:p>
      <text:p text:style-name="P12"><text:s text:c="12"/>.catch((error) =&gt; {</text:p>
      <text:p text:style-name="P12"><text:s text:c="16"/>console.log(error);</text:p>
      <text:p text:style-name="P12"><text:s text:c="12"/>});</text:p>
      <text:p text:style-name="P12"/>
      <text:p text:style-name="P12"><text:s text:c="4"/>};</text:p>
      <text:p text:style-name="P12"/>
      <text:p text:style-name="P12"/>
      <text:p text:style-name="P12"/>
      <text:p text:style-name="P12"/>
      <text:p text:style-name="P9"><text:tab/><text:tab/><text:span text:style-name="T20">ProfileLayout.js</text:span></text:p>
      <text:p text:style-name="P10"><text:tab/><text:span text:style-name="T11">const isLoggedIn = JSON.parse(localStorage.getItem('isLoggedIn'));</text:span></text:p>
      <text:p text:style-name="P29"><text:s text:c="4"/><text:tab/>const [loginStatus,setStatus] = useState(isLoggedIn);</text:p>
      <text:p text:style-name="P29"><text:s text:c="3"/><text:tab/>const navigate = useNavigate();</text:p>
      <text:p text:style-name="P30"/>
      <text:p text:style-name="P31"><text:s text:c="4"/>useEffect(()=&gt;{</text:p>
      <text:p text:style-name="P32"><text:s text:c="8"/>localStorage.setItem('isLoggedIn',loginStatus);</text:p>
      <text:p text:style-name="P32"><text:s text:c="8"/>if(!loginStatus){</text:p>
      <text:p text:style-name="P32"><text:s text:c="12"/>navigate('/login');</text:p>
      <text:p text:style-name="P32"><text:s text:c="12"/>localStorage.removeItem('user');</text:p>
      <text:p text:style-name="P32"><text:soft-page-break/><text:s text:c="8"/>}</text:p>
      <text:p text:style-name="P32"><text:s text:c="4"/>},[loginStatus])</text:p>
      <text:p text:style-name="P32"><text:s text:c="3"/>const handleLogout = ()=&gt;{</text:p>
      <text:p text:style-name="P32"><text:s text:c="8"/>setStatus(false);</text:p>
      <text:p text:style-name="P32"><text:s text:c="3"/>}</text:p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8:02:44.707270143</meta:creation-date>
    <dc:date>2024-02-22T19:28:10.767783804</dc:date>
    <meta:editing-duration>PT12H54M45S</meta:editing-duration>
    <meta:editing-cycles>159</meta:editing-cycles>
    <meta:generator>LibreOffice/7.3.7.2$Linux_X86_64 LibreOffice_project/30$Build-2</meta:generator>
    <meta:document-statistic meta:table-count="0" meta:image-count="0" meta:object-count="0" meta:page-count="9" meta:paragraph-count="376" meta:word-count="1432" meta:character-count="12766" meta:non-whitespace-character-count="10144"/>
  </office:meta>
</office:document-meta>
</file>